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5.08cm" style:rel-column-width="21845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6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0" style:family="paragraph" style:parent-style-name="Normal_20__28_Web_29_">
      <style:paragraph-properties fo:margin-top="0cm" fo:margin-bottom="0.494cm" style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1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14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15" style:family="paragraph" style:parent-style-name="Normal_20__28_Web_29_">
      <style:paragraph-properties fo:text-align="justify" style:justify-single-word="false"/>
      <style:text-properties fo:font-size="12pt" officeooo:paragraph-rsid="00123765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size="12pt" officeooo:rsid="001769b4" officeooo:paragraph-rsid="001769b4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 Unicode MS" fo:font-size="12pt" fo:font-weight="bold" officeooo:rsid="000ae794" officeooo:paragraph-rsid="000676ed" style:font-name-asian="Arial Unicode MS" style:font-size-asian="12pt" style:font-weight-asian="bold" style:font-name-complex="Arial Unicode MS" style:font-size-complex="12pt" style:font-weight-complex="bold"/>
    </style:style>
    <style:style style:name="P19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0" style:family="paragraph" style:parent-style-name="Text_20_body" style:list-style-name="L1">
      <style:text-properties style:use-window-font-color="true" style:font-name="Arial Unicode MS" fo:font-size="12pt" fo:language="es" fo:country="PR" officeooo:rsid="00141140" officeooo:paragraph-rsid="00141140" style:font-name-asian="Arial Unicode MS" style:font-size-asian="12pt" style:font-name-complex="Arial Unicode MS" style:font-size-complex="12pt" style:language-complex="ar" style:country-complex="SA"/>
    </style:style>
    <style:style style:name="P21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3" style:family="paragraph" style:parent-style-name="Standard" style:list-style-name="WW8Num1">
      <style:text-properties fo:font-size="12pt" officeooo:paragraph-rsid="000441ff" style:font-size-asian="12pt" style:font-size-complex="12pt"/>
    </style:style>
    <style:style style:name="P24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25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26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27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28" style:family="paragraph" style:parent-style-name="Standard" style:list-style-name="WW8Num5">
      <style:text-properties style:font-name="Arial Unicode MS" fo:font-size="12pt" officeooo:rsid="00185d85" officeooo:paragraph-rsid="00185d85" style:font-name-asian="Arial Unicode MS" style:font-size-asian="12pt" style:font-name-complex="Arial Unicode MS" style:font-size-complex="12pt"/>
    </style:style>
    <style:style style:name="P29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1769b4" officeooo:paragraph-rsid="001769b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0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style:font-name-asian="Arial Unicode MS" style:font-name-complex="Arial Unicode MS" style:font-weight-complex="bold"/>
    </style:style>
    <style:style style:name="T5" style:family="text">
      <style:text-properties style:font-name="Arial Unicode MS" officeooo:rsid="00123765" style:font-name-asian="Arial Unicode MS" style:font-name-complex="Arial Unicode MS"/>
    </style:style>
    <style:style style:name="T6" style:family="text">
      <style:text-properties style:font-name="Arial Unicode MS" officeooo:rsid="00155dd8" style:font-name-asian="Arial Unicode MS" style:font-name-complex="Arial Unicode MS"/>
    </style:style>
    <style:style style:name="T7" style:family="text">
      <style:text-properties style:font-name="Arial Unicode MS" officeooo:rsid="0016e137" style:font-name-asian="Arial Unicode MS" style:font-name-complex="Arial Unicode MS"/>
    </style:style>
    <style:style style:name="T8" style:family="text">
      <style:text-properties style:font-name="Arial Unicode MS" officeooo:rsid="001769b4" style:font-name-asian="Arial Unicode MS" style:font-name-complex="Arial Unicode MS"/>
    </style:style>
    <style:style style:name="T9" style:family="text">
      <style:text-properties style:font-name="Arial Unicode MS" officeooo:rsid="00181958" style:font-name-asian="Arial Unicode MS" style:font-name-complex="Arial Unicode MS"/>
    </style:style>
    <style:style style:name="T10" style:family="text">
      <style:text-properties style:font-name="Arial Unicode MS" officeooo:rsid="00193bfa" style:font-name-asian="Arial Unicode MS" style:font-name-complex="Arial Unicode MS"/>
    </style:style>
    <style:style style:name="T11" style:family="text">
      <style:text-properties style:font-name="Arial Unicode MS" fo:language="es" fo:country="ES" style:font-name-asian="Arial Unicode MS" style:font-name-complex="Arial Unicode MS"/>
    </style:style>
    <style:style style:name="T12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3" style:family="text">
      <style:text-properties style:font-name="Arial Unicode MS" fo:language="es" fo:country="ES" officeooo:rsid="00141140" style:font-name-asian="Arial Unicode MS" style:font-name-complex="Arial Unicode MS" style:font-weight-complex="bold"/>
    </style:style>
    <style:style style:name="T14" style:family="text">
      <style:text-properties style:font-name="Arial Unicode MS" fo:language="es" fo:country="ES" officeooo:rsid="00123765" style:font-name-asian="Arial Unicode MS" style:font-name-complex="Arial Unicode MS"/>
    </style:style>
    <style:style style:name="T15" style:family="text">
      <style:text-properties style:font-name="Arial Unicode MS" fo:language="es" fo:country="ES" officeooo:rsid="00141140" style:font-name-asian="Arial Unicode MS" style:font-name-complex="Arial Unicode MS"/>
    </style:style>
    <style:style style:name="T16" style:family="text">
      <style:text-properties style:font-name="Arial Unicode MS" fo:language="es" fo:country="ES" officeooo:rsid="0016e137" style:font-name-asian="Arial Unicode MS" style:font-name-complex="Arial Unicode MS"/>
    </style:style>
    <style:style style:name="T17" style:family="text">
      <style:text-properties style:font-name="Arial Unicode MS" fo:language="es" fo:country="ES" officeooo:rsid="001769b4" style:font-name-asian="Arial Unicode MS" style:font-name-complex="Arial Unicode MS"/>
    </style:style>
    <style:style style:name="T18" style:family="text">
      <style:text-properties officeooo:rsid="000d6434" style:font-weight-complex="bold"/>
    </style:style>
    <style:style style:name="T19" style:family="text">
      <style:text-properties officeooo:rsid="0016e137" style:font-weight-complex="bold"/>
    </style:style>
    <style:style style:name="T20" style:family="text">
      <style:text-properties officeooo:rsid="00185d85" style:font-weight-complex="bold"/>
    </style:style>
    <style:style style:name="T21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22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23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23765" style:font-name-asian="Arial Unicode MS" style:font-size-asian="12pt" style:font-name-complex="Arial Unicode MS" style:font-size-complex="12pt"/>
    </style:style>
    <style:style style:name="T24" style:family="text">
      <style:text-properties fo:color="#3f3f3f" style:font-name="Arial Unicode MS" fo:language="pt" fo:country="BR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5" style:family="text">
      <style:text-properties fo:font-weight="bold"/>
    </style:style>
    <style:style style:name="T26" style:family="text">
      <style:text-properties fo:font-weight="bold" officeooo:rsid="000d6434" style:font-weight-asian="bold" style:font-weight-complex="bold"/>
    </style:style>
    <style:style style:name="T27" style:family="text">
      <style:text-properties fo:font-weight="bold" officeooo:rsid="000d6434"/>
    </style:style>
    <style:style style:name="T28" style:family="text">
      <style:text-properties fo:font-variant="normal" fo:text-transform="none" fo:color="#212121" style:font-name="inherit" fo:font-size="12pt" fo:letter-spacing="normal" fo:language="en" fo:country="none" fo:font-style="normal" style:text-underline-style="solid" style:text-underline-width="auto" style:text-underline-color="font-color" fo:font-weight="normal" officeooo:rsid="00123765" style:font-name-asian="Arial Unicode MS" style:font-size-asian="12pt" style:font-name-complex="Arial Unicode MS" style:font-size-complex="12pt"/>
    </style:style>
    <style:style style:name="T29" style:family="text">
      <style:text-properties fo:font-variant="normal" fo:text-transform="none" fo:color="#212121" style:font-name="inherit" fo:letter-spacing="normal" fo:language="en" fo:country="none" fo:font-style="normal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30" style:family="text">
      <style:text-properties officeooo:rsid="00141140"/>
    </style:style>
    <style:style style:name="T31" style:family="text">
      <style:text-properties officeooo:rsid="0016e1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INUTA</text:p>
      <text:p text:style-name="P2"/>
      <text:p text:style-name="P8"><text:span text:style-name="T22">Minuta No. 001</text:span><text:span text:style-name="apple-converted-space"><text:span text:style-name="T21"> de </text:span></text:span><text:span text:style-name="apple-converted-space"><text:span text:style-name="T23">S</text:span></text:span><text:span text:style-name="apple-converted-space"><text:span text:style-name="T28">oftware Development Company</text:span></text:span></text:p>
      <text:p text:style-name="P3"><text:tab/></text:p>
      <text:p text:style-name="P7"><text:span text:style-name="T1"><text:tab/>Fecha<text:tab/>: </text:span><text:span text:style-name="T6">Sabado</text:span><text:span text:style-name="T2"> </text:span><text:span text:style-name="T5">25</text:span><text:span text:style-name="T2"> de </text:span><text:span text:style-name="T5">Julio</text:span></text:p>
      <text:p text:style-name="P7"><text:span text:style-name="T1"><text:tab/>Hora <text:tab/>: </text:span><text:span text:style-name="T7">2:0</text:span><text:span text:style-name="T1">0</text:span><text:span text:style-name="T5">pm</text:span><text:span text:style-name="T1"> </text:span></text:p>
      <text:p text:style-name="P7"><text:span text:style-name="T1"><text:tab/>Lugar<text:tab/>: </text:span><text:span text:style-name="T5">Casa de Isaac.</text:span></text:p>
      <text:p text:style-name="P2"><text:tab/></text:p>
      <text:p text:style-name="P15"><text:span text:style-name="T1">Siendo las </text:span><text:span text:style-name="T7">2</text:span><text:span text:style-name="T3">:</text:span><text:span text:style-name="T7">0</text:span><text:span text:style-name="T5">0pm</text:span><text:span text:style-name="T1"> horas del día </text:span><text:span text:style-name="T5">25</text:span><text:span text:style-name="T1"> de </text:span><text:span text:style-name="T5">Julio</text:span><text:span text:style-name="T1"> de 20</text:span><text:span text:style-name="T3">1</text:span><text:span text:style-name="T5">5</text:span><text:span text:style-name="T1">, se reúne el grupo: </text:span><text:span text:style-name="apple-converted-space"><text:span text:style-name="T24">S</text:span></text:span><text:span text:style-name="apple-converted-space"><text:span text:style-name="T29">oftware Development Company</text:span></text:span><text:span text:style-name="T1"> en sesión extraordinaria previa citación realizada.</text:span></text:p>
      <text:p text:style-name="P14">ASISTENTES:</text:p>
      <text:p text:style-name="P7"><text:span text:style-name="T11">La persona encargada </text:span><text:span text:style-name="T12">que</text:span><text:span text:style-name="T11"> preceder la reunión, <text:s/></text:span><text:span text:style-name="T14">Luis Alemán Delgado</text:span><text:span text:style-name="T11">, pasó lista y determinó que había quórum.</text:span></text:p>
      <text:p text:style-name="P4">Los asistentes a esta reunión son:</text:p>
      <text:p text:style-name="P4"/>
      <text:list xml:id="list707271251251407167" text:style-name="WW8Num1">
        <text:list-item>
          <text:p text:style-name="P23"><text:span text:style-name="T15">Isaac Sibaja </text:span><text:span text:style-name="T16">R. <text:s text:c="5"/><text:tab/></text:span><text:span text:style-name="T11"><text:tab/>_________________________</text:span></text:p>
        </text:list-item>
      </text:list>
      <text:p text:style-name="P12"/>
      <text:list xml:id="list92613919947273" text:continue-numbering="true" text:style-name="WW8Num1">
        <text:list-item>
          <text:p text:style-name="P25"><text:span text:style-name="T30">Jehudy Porras G.</text:span><text:tab/><text:tab/><text:tab/>_________________________</text:p>
        </text:list-item>
      </text:list>
      <text:p text:style-name="P12"/>
      <text:list xml:id="list92614753842091" text:continue-numbering="true" text:style-name="WW8Num1">
        <text:list-item>
          <text:p text:style-name="P23"><text:span text:style-name="T13">Luis Alemán D.</text:span><text:span text:style-name="T4"><text:tab/><text:tab/><text:tab/></text:span><text:span text:style-name="T11">_________________________</text:span></text:p>
        </text:list-item>
      </text:list>
      <text:p text:style-name="P12"/>
      <text:list xml:id="list92613861669256" text:continue-numbering="true" text:style-name="WW8Num1">
        <text:list-header>
          <text:p text:style-name="P25"/>
        </text:list-header>
      </text:list>
      <text:p text:style-name="P4"/>
      <text:list xml:id="list92614592609283" text:continue-numbering="true" text:style-name="WW8Num1">
        <text:list-header>
          <text:p text:style-name="P24"/>
        </text:list-header>
      </text:list>
      <text:p text:style-name="P14"/>
      <text:p text:style-name="P14"/>
      <text:p text:style-name="P14">AGENDA:</text:p>
      <text:p text:style-name="P10"/>
      <text:p text:style-name="P6">ASUNTOS:</text:p>
      <text:p text:style-name="P13"/>
      <text:list xml:id="list6705738636001782462" text:style-name="WW8Num5">
        <text:list-item>
          <text:p text:style-name="P26">Asuntos tratados y acuerdos tomados</text:p>
        </text:list-item>
      </text:list>
      <text:p text:style-name="P9"><text:tab/><text:tab/></text:p>
      <text:list xml:id="list6957509528418752349" text:style-name="L1">
        <text:list-item>
          <text:p text:style-name="P19">Qué he hecho </text:p>
          <text:list>
            <text:list-item>
              <text:p text:style-name="P20">Hicimos la base de datos.</text:p>
            </text:list-item>
          </text:list>
        </text:list-item>
        <text:list-item>
          <text:p text:style-name="P21"><text:soft-page-break/><text:span text:style-name="T25">Qué voy a hacer . </text:span><text:s/><text:span text:style-name="T30">Queda pendiente enseñar la base de datos al profesor para la revisión de la misma.</text:span></text:p>
        </text:list-item>
        <text:list-item>
          <text:p text:style-name="P21"><text:span text:style-name="T27">I</text:span><text:span text:style-name="T25">mpedimentos <text:s/></text:span><text:span text:style-name="T31">Ya que todos en el grupo vivimos largo, se nos dificulto un poco reunirnos. </text:span></text:p>
        </text:list-item>
        <text:list-item>
          <text:p text:style-name="P30"><text:span text:style-name="T26">Tareas realizadas que no fueron planeadas</text:span><text:span text:style-name="T18">. </text:span><text:span text:style-name="T20">No se hicieron tareas adicionales</text:span><text:span text:style-name="T19">.</text:span></text:p>
        </text:list-item>
      </text:list>
      <text:list xml:id="list92614091918014" text:continue-list="list6705738636001782462" text:style-name="WW8Num5">
        <text:list-item>
          <text:p text:style-name="P26">Asuntos Pendientes</text:p>
        </text:list-item>
      </text:list>
      <text:p text:style-name="P2"/>
      <text:list xml:id="list92615816651298" text:continue-numbering="true" text:style-name="WW8Num5">
        <text:list-item>
          <text:list>
            <text:list-item>
              <text:p text:style-name="P28">No quedaron asuntos pendientes.</text:p>
            </text:list-item>
          </text:list>
        </text:list-item>
      </text:list>
      <text:p text:style-name="P11"/>
      <text:list xml:id="list92614870371161" text:continue-numbering="true" text:style-name="WW8Num5">
        <text:list-item>
          <text:p text:style-name="P26">Asuntos Nuevos</text:p>
          <text:p text:style-name="P26"/>
        </text:list-item>
      </text:list>
      <text:list xml:id="list962900485968262006" text:style-name="L2">
        <text:list-item>
          <text:p text:style-name="P29">Se pretende hacer en los próximos días todos los CRUD que necesita el proyecto. </text:p>
        </text:list-item>
      </text:list>
      <text:p text:style-name="P5"/>
      <text:p text:style-name="P5"/>
      <text:p text:style-name="P5"/>
      <text:p text:style-name="P5"/>
      <text:p text:style-name="P5"/>
      <text:list xml:id="list92614223447527" text:continue-list="list92614870371161" text:style-name="WW8Num5">
        <text:list-item>
          <text:p text:style-name="P27">Cumplimiento de tareas asignadas</text:p>
        </text:list-item>
      </text:list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6">Tarea </text:p>
          </table:table-cell>
          <table:table-cell table:style-name="Tabla1.A1" office:value-type="string">
            <text:p text:style-name="P16">Responsable</text:p>
          </table:table-cell>
          <table:table-cell table:style-name="Tabla1.C1" office:value-type="string">
            <text:p text:style-name="P16">Grado de conclusión</text:p>
          </table:table-cell>
        </table:table-row>
        <table:table-row>
          <table:table-cell table:style-name="Tabla1.B2" office:value-type="string">
            <text:p text:style-name="P17">Base de datos</text:p>
          </table:table-cell>
          <table:table-cell table:style-name="Tabla1.B2" office:value-type="string">
            <text:p text:style-name="P17">Todos</text:p>
          </table:table-cell>
          <table:table-cell table:style-name="Tabla1.C2" office:value-type="string">
            <text:p text:style-name="P17">Terminada</text:p>
          </table:table-cell>
        </table:table-row>
      </table:table>
      <text:p text:style-name="P18"/>
      <text:p text:style-name="P6">PROXIMA REUNION:</text:p>
      <text:p text:style-name="P2"/>
      <text:p text:style-name="P2"/>
      <text:p text:style-name="P7"><text:span text:style-name="T1">Fecha: </text:span><text:span text:style-name="T10">29</text:span><text:span text:style-name="T2"> de </text:span><text:span text:style-name="T9">julio</text:span></text:p>
      <text:p text:style-name="P7"><text:span text:style-name="T1">Hora: </text:span><text:span text:style-name="T9">5</text:span><text:span text:style-name="T1">:</text:span><text:span text:style-name="T9">3</text:span><text:span text:style-name="T1">0 AM</text:span></text:p>
      <text:p text:style-name="P7"><text:span text:style-name="T1">Lugar: </text:span><text:span text:style-name="T8">Casa de isaac</text:span></text:p>
      <text:p text:style-name="P2"/>
      <text:p text:style-name="P6"/>
      <text:p text:style-name="P6">CLAUSURA:</text:p>
      <text:p text:style-name="P2"/>
      <text:p text:style-name="P7"><text:span text:style-name="T17">Luis Alemán D</text:span><text:span text:style-name="T1">, como persona encargada de preceder la reunión, clausura la reunión a las </text:span><text:span text:style-name="T8">9:30 pm</text:span><text:span text:style-name="T1"> ho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es" fo:country="ES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5-08-18T09:26:13.353381305</dc:date>
    <meta:editing-cycles>22</meta:editing-cycles>
    <meta:editing-duration>PT2H15M44S</meta:editing-duration>
    <meta:generator>LibreOffice/4.2.8.2$Linux_X86_64 LibreOffice_project/420m0$Build-2</meta:generator>
    <dc:creator>Luis Carlos Alemán Delgado</dc:creator>
    <meta:document-statistic meta:table-count="1" meta:image-count="0" meta:object-count="0" meta:page-count="2" meta:paragraph-count="42" meta:word-count="227" meta:character-count="1353" meta:non-whitespace-character-count="1152"/>
  </office:meta>
</office:document-meta>
</file>